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1366" officeooo:paragraph-rsid="000f13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Kyosev</meta:initial-creator>
    <meta:creation-date>2015-11-01T14:34:55.595356992</meta:creation-date>
    <dc:date>2015-11-01T14:35:39.179552405</dc:date>
    <dc:creator>Ivan Kyosev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2.8.2$Linux_X86_64 LibreOffice_project/420$Build-2</meta:generator>
  </office:meta>
</office:document-meta>
</file>